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roVM channels description</text:p>
      <text:p text:style-name="Standard">---------------------------</text:p>
      <text:p text:style-name="Standard"></text:p>
      <text:p text:style-name="Standard">Channel = [host file name], [guest device name], [access type], [limit for reads], [limit for read bytes], [limit for writes], [limit for write bytes]</text:p>
      <text:p text:style-name="Standard">ex.: Channel = /tmp/file.tmp, /dev/stderr, 0, 0, 0, 1048576, 1048576</text:p>
      <text:p text:style-name="Standard"></text:p>
      <text:p text:style-name="Standard">Channel = [host device name], [guest device name], [access type], [limit for reads], [limit for read bytes], [limit for writes], [limit for write bytes]</text:p>
      <text:p text:style-name="Standard">ex.: Channel = /dev/stdin, /dev/stdin, 0, 1073741824, 1073741824, 0, 0</text:p>
      <text:p text:style-name="Standard"></text:p>
      <text:p text:style-name="Standard">Channel = [host socket], [guest device name], [access type], [limit for reads], [limit for read bytes], [limit for writes], [limit for write bytes]</text:p>
      <text:p text:style-name="Standard">ex.: Channel = tcp:127.0.0.1:55431, /dev/in/some_host, 0, 1073741824, 1073741824, 0, 0</text:p>
      <text:p text:style-name="Standard"></text:p>
      <text:p text:style-name="Standard">Channel = [host identifier], [guest device name], [access type], [limit for reads], [limit for read bytes], [limit for writes], [limit for write bytes]</text:p>
      <text:p text:style-name="Standard">ex.: Channel = tcp:21:, /dev/out/node21, 0, 0, 0, 1073741824, 1073741824</text:p>
      <text:p text:style-name="Standard"></text:p>
      <text:p text:style-name="Standard">Channels are the key component of ZeroVM I/O subsystem</text:p>
      <text:p text:style-name="Standard">On the host system side the channels are backed by the file system using either regular files or tcp sockets.</text:p>
      <text:p text:style-name="Standard">On the guest side the channel is a device file. It could be used as either character </text:p>
      <text:p text:style-name="Standard">or block device it depends on the usage pattern and access type (see access types below).</text:p>
      <text:p text:style-name="Standard">All guest devices must reside in the /dev directory or its subdirectories.</text:p>
      <text:p text:style-name="Standard"></text:p>
      <text:p text:style-name="Standard">Channel fields passed via the manifest to ZeroVM (comma delimited, see examples above):</text:p>
      <text:p text:style-name="Standard">name -- can be a local file or device name or tcp socket or host identifier (see more on host identifiers below)</text:p>
      <text:p text:style-name="Standard">alias -- device name for the user side. Must follow the device naming scheme: /dev/device-name</text:p>
      <text:p text:style-name="Standard">type -- access type. Can be in 0..3 range</text:p>
      <text:p text:style-name="Standard">gets -- limit for reads allowed from this channel</text:p>
      <text:p text:style-name="Standard">get_size -- limit on total amount of data to be read from this channel in bytes</text:p>
      <text:p text:style-name="Standard">puts -- limit for writes allowed for this channel</text:p>
      <text:p text:style-name="Standard">put_size -- limit on total amount of data to be written to this channel in bytes</text:p>
      <text:p text:style-name="Standard"></text:p>
      <text:p text:style-name="Standard">Fields available for the untrusted code (see api.txt):</text:p>
      <text:p text:style-name="Standard">limits -- 4 limits for the channel</text:p>
      <text:p text:style-name="Standard">size -- channel size. only available for random access channels</text:p>
      <text:p text:style-name="Standard">type -- access type</text:p>
      <text:p text:style-name="Standard">name -- the channel name (the alias from the manifest)</text:p>
      <text:p text:style-name="Standard">the indices in the channels array can be used as "handles". also it is guaranteed </text:p>
      <text:p text:style-name="Standard">that handles 0..2 represent stdin, stdout and stderr</text:p>
      <text:p text:style-name="Standard"></text:p>
      <text:p text:style-name="Standard">Channel access types: </text:p>
      <text:p text:style-name="Standard">0 - sequential read / sequential write (can be used as character device)</text:p>
      <text:p text:style-name="Standard">1 - random read / sequential write</text:p>
      <text:p text:style-name="Standard">2 - sequential read / random write</text:p>
      <text:p text:style-name="Standard">3 - random read / random write</text:p>
      <text:p text:style-name="Standard"></text:p>
      <text:p text:style-name="Standard">For now ZeroVM supports 6 kinds of channels (defined by combination of access type and 4 read/write limits):</text:p>
      <text:p text:style-name="Standard"><text:soft-page-break/>- sequential read only channel (access type 0, both write limits are 0)</text:p>
      <text:p text:style-name="Standard">- random read only channel (access type 3, both write limits are 0)</text:p>
      <text:p text:style-name="Standard">- sequential write only channel (access type 0, both read limits are 0)</text:p>
      <text:p text:style-name="Standard">- random write only channel (access type 3, both read limits are 0)</text:p>
      <text:p text:style-name="Standard">- appendable channel. random read, sequential write. if the channel is not empty</text:p>
      <text:p text:style-name="Standard"><text:s text:c="2"/>the write position is set next to the last byte (access type 1, any limits)</text:p>
      <text:p text:style-name="Standard">- full random access channel. can be read or written from any valid position (access type 3, any limits)</text:p>
      <text:p text:style-name="Standard"></text:p>
      <text:p text:style-name="Standard">There are 3 mandatory channels (standard c90 streams): stdin, stdout, stdout.</text:p>
      <text:p text:style-name="Standard">The channels have well known device names "/dev/stdin", "/dev/stdout" and "/dev/stderr".</text:p>
      <text:p text:style-name="Standard">You must have all 3 mandatory channels present in your manifest.</text:p>
      <text:p text:style-name="Standard">/dev/stdin is a sequential read only channel</text:p>
      <text:p text:style-name="Standard">ex: Channel = path, /dev/stdin, 0, reads, bytes, 0, 0</text:p>
      <text:p text:style-name="Standard">/dev/stdout and /dev/stderr are sequential write only channels</text:p>
      <text:p text:style-name="Standard">ex: Channel = path, /dev/stdout, 0, 0, 0, writes, bytes</text:p>
      <text:p text:style-name="Standard"></text:p>
      <text:p text:style-name="Standard">Channel is a file abstraction over the local files and network streams. Local files</text:p>
      <text:p text:style-name="Standard">can have random access type, network streams are always sequential.</text:p>
      <text:p text:style-name="Standard"></text:p>
      <text:p text:style-name="Standard">All channels are opened before the session start and closed after session end. In case of</text:p>
      <text:p text:style-name="Standard">the channels i/o error ZeroVM will not start. ZeroVM preallocates specified byte size</text:p>
      <text:p text:style-name="Standard">for the local writable channels (this can be changed with -P switch, see zerovm_switches.txt).</text:p>
      <text:p text:style-name="Standard"></text:p>
      <text:p text:style-name="Standard">Network (socket based) channels</text:p>
      <text:p text:style-name="Standard">-------------------------------</text:p>
      <text:p text:style-name="Standard"></text:p>
      <text:p text:style-name="Standard">All socket based channels are either sequential read only or sequential write only.</text:p>
      <text:p text:style-name="Standard">They represent unidirectional connection between two ZeroVM instances.</text:p>
      <text:p text:style-name="Standard">You can have as many network channels as you want, although it's not advisable to have more </text:p>
      <text:p text:style-name="Standard">than one channel in the same direction between the same two ZeroVM instances.</text:p>
      <text:p text:style-name="Standard">All network channels use TCP sockets. Write only channel will listen on socket while </text:p>
      <text:p text:style-name="Standard">the read only channel will connect to the same socket from another instance.</text:p>
      <text:p text:style-name="Standard">All the read operations on the guest side will block until some data is available.</text:p>
      <text:p text:style-name="Standard">If you read a specific amount of data (using pread() for example) the read will block </text:p>
      <text:p text:style-name="Standard">until this amount of data is available.</text:p>
      <text:p text:style-name="Standard">There is no support for unblocking reads for ZeroVM channels, it's by design.</text:p>
      <text:p text:style-name="Standard"></text:p>
      <text:p text:style-name="Standard">Example of bidirectional connection between two ZeroVM instances:</text:p>
      <text:p text:style-name="Standard">Instance #1, IP addr 10.0.0.1</text:p>
      <text:p text:style-name="Standard"></text:p>
      <text:p text:style-name="Standard">Channel = tcp:10.0.0.1:34423, /dev/out/instance2, 0, 0, 0, 9999999, 9999999</text:p>
      <text:p text:style-name="Standard">Channel = tcp:10.0.0.2:56645, /dev/in/instance2, 0, 9999999, 9999999, 0, 0</text:p>
      <text:p text:style-name="Standard"></text:p>
      <text:p text:style-name="Standard">Instance #2, IP addr 10.0.0.2</text:p>
      <text:p text:style-name="Standard"></text:p>
      <text:p text:style-name="Standard">Channel = tcp:10.0.0.1:34423, /dev/in/instance1, 0, 9999999, 9999999, 0, 0</text:p>
      <text:p text:style-name="Standard">Channel = tcp:10.0.0.2:56645, /dev/out/instance1, 0, 0, 0, 9999999, 9999999</text:p>
      <text:p text:style-name="Standard"></text:p>
      <text:p text:style-name="Standard">Each read from read only network channel can result in zvm_eof indicator read.</text:p>
      <text:p text:style-name="Standard">This means that the other party closed the channel, you will get the same zvm_eof </text:p>
      <text:p text:style-name="Standard">each time you try to read from this channel again.</text:p>
      <text:p text:style-name="Standard"><text:soft-page-break/>If integrity checks are in place (zerovm was run with -e option) </text:p>
      <text:p text:style-name="Standard">zvm_eof will contain channel integrity checksum.</text:p>
      <text:p text:style-name="Standard"></text:p>
      <text:p text:style-name="Standard">Host identifiers</text:p>
      <text:p text:style-name="Standard">----------------</text:p>
      <text:p text:style-name="Standard"></text:p>
      <text:p text:style-name="Standard">In the case of clustered runs there is no way to know the network topology before actually trying to run ZeroVM instances.</text:p>
      <text:p text:style-name="Standard">Host IPs and ports are not known until the very start of ZeroVM executable.</text:p>
      <text:p text:style-name="Standard">To solve this problem we introduce the host identifiers.</text:p>
      <text:p text:style-name="Standard">Each ZeroVM instance (guest) in clustered configuration gets identifier (just a running number)</text:p>
      <text:p text:style-name="Standard">The identifier is unique only within the current cluster configuration.</text:p>
      <text:p text:style-name="Standard">For example if we want to run map-reduce job with 4 mappers and 5 reducers, there will be 9 identifiers (1..9)</text:p>
      <text:p text:style-name="Standard">and one number will be assigned for each instance (be it mapper or reducer).</text:p>
      <text:p text:style-name="Standard"></text:p>
      <text:p text:style-name="Standard">To resolve the host identifiers you will need the following data in manifest:</text:p>
      <text:p text:style-name="Standard"></text:p>
      <text:p text:style-name="Standard">NameServer = udp:[ip address]:[port]</text:p>
      <text:p text:style-name="Standard">NodeName = [instance name], [host identifier]</text:p>
      <text:p text:style-name="Standard"></text:p>
      <text:p text:style-name="Standard">Name server line contains the ip address and port of udp name server that will resolve host ids.</text:p>
      <text:p text:style-name="Standard">Node name line contains the name of this node (just a string) and the host identifier of this node</text:p>
      <text:p text:style-name="Standard"></text:p>
      <text:p text:style-name="Standard">Example:</text:p>
      <text:p text:style-name="Standard"></text:p>
      <text:p text:style-name="Standard">NameServer = udp:10.0.0.254:5544</text:p>
      <text:p text:style-name="Standard">NodeName = mapper-21, 34</text:p>
      <text:p text:style-name="Standard"></text:p>
      <text:p text:style-name="Standard">The two instance example (see above) will look like this:</text:p>
      <text:p text:style-name="Standard">Instance #1</text:p>
      <text:p text:style-name="Standard"></text:p>
      <text:p text:style-name="Standard">Channel = tcp:2:, /dev/out/instance-2, 0, 0, 0, 9999999, 9999999</text:p>
      <text:p text:style-name="Standard">Channel = tcp:2:, /dev/in/instance-2, 0, 9999999, 9999999, 0, 0</text:p>
      <text:p text:style-name="Standard">NameServer = udp:10.0.0.254:5544</text:p>
      <text:p text:style-name="Standard">NodeName = instance-1, 1</text:p>
      <text:p text:style-name="Standard"></text:p>
      <text:p text:style-name="Standard">Instance #2</text:p>
      <text:p text:style-name="Standard"></text:p>
      <text:p text:style-name="Standard">Channel = tcp:1:, /dev/in/instance-1, 0, 9999999, 9999999, 0, 0</text:p>
      <text:p text:style-name="Standard">Channel = tcp:1:, /dev/out/instance-1, 0, 0, 0, 9999999, 9999999</text:p>
      <text:p text:style-name="Standard">NameServer = udp:10.0.0.254:5544</text:p>
      <text:p text:style-name="Standard">NodeName = instance-2, 2</text:p>
      <text:p text:style-name="Standard"></text:p>
      <text:p text:style-name="Standard">If the manifest contains host identifiers ZeroVM will do the following on startup:</text:p>
      <text:p text:style-name="Standard"></text:p>
      <text:p text:style-name="Standard">1) for all write only channels, bind on any available port (but 1st will try 49152..65535) for each one</text:p>
      <text:p text:style-name="Standard">2) send discovery packet to name server with all the bound ports</text:p>
      <text:p text:style-name="Standard">discovery packet also contains all identifiers for read only channels present in the manifest</text:p>
      <text:p text:style-name="Standard">3) wait for name server reply</text:p>
      <text:p text:style-name="Standard">4) name server replies with mapping of identifiers sent in 2) to ip:port tuples</text:p>
      <text:p text:style-name="Standard"><text:soft-page-break/>5) connect to all read only channels</text:p>
      <text:p text:style-name="Standard"></text:p>
      <text:p text:style-name="Standard">After this 5 step operation all channels will be set up with correct unidirectional data paths</text:p>
      <text:p text:style-name="Standard">The reference implementation of name server daemon can be found in ZRT library (name_server.py).</text:p>
      <text:p text:style-name="Standard">You can also use ZRT networked samples to see the flow, namely 'reqrep' or 'disort' sample.</text:p>
      <text:p text:style-name="Standard"></text:p>
      <text:p text:style-name="Standard">To find more info about name server consult name_server.txt</text:p>
      <text:p text:style-name="Standard"></text:p>
      <text:p text:style-name="Standard">Limitations</text:p>
      <text:p text:style-name="Standard">-----------</text:p>
      <text:p text:style-name="Standard"></text:p>
      <text:p text:style-name="Standard">- The number of channels in the manifest is limited to 6548 "Channel" lines</text:p>
      <text:p text:style-name="Standard">- user program cannot bind and connect network channel to itsel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lodymyr </meta:initial-creator>
    <meta:creation-date>2013-08-02T19:56:18</meta:creation-date>
    <meta:generator>LibreOffice/3.5$Linux_X86_64 LibreOffice_project/350m1$Build-2</meta:generator>
    <meta:document-statistic meta:table-count="0" meta:image-count="0" meta:object-count="0" meta:page-count="4" meta:paragraph-count="158" meta:word-count="1321" meta:character-count="8223" meta:non-whitespace-character-count="6857"/>
  </office:meta>
</office:document-meta>
</file>